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5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5*"/>
    </style:style>
    <style:style style:name="Table4.C" style:family="table-column">
      <style:table-column-properties style:column-width="2.3083in" style:rel-column-width="2184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1.7313in" style:rel-column-width="1638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4*"/>
    </style:style>
    <style:style style:name="Table6.B" style:family="table-column">
      <style:table-column-properties style:column-width="2.3083in" style:rel-column-width="21845*"/>
    </style:style>
    <style:style style:name="Table6.C" style:family="table-column">
      <style:table-column-properties style:column-width="2.3083in" style:rel-column-width="2184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B" style:family="table-column">
      <style:table-column-properties style:column-width="1.7313in" style:rel-column-width="1638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B" style:family="table-column">
      <style:table-column-properties style:column-width="2.3083in" style:rel-column-width="21844*"/>
    </style:style>
    <style:style style:name="Table8.C" style:family="table-column">
      <style:table-column-properties style:column-width="2.3083in" style:rel-column-width="2184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B" style:family="table-column">
      <style:table-column-properties style:column-width="2.5972in" style:rel-column-width="2457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B" style:family="table-column">
      <style:table-column-properties style:column-width="2.3083in" style:rel-column-width="21844*"/>
    </style:style>
    <style:style style:name="Table10.C" style:family="table-column">
      <style:table-column-properties style:column-width="2.3083in" style:rel-column-width="2184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B" style:family="table-column">
      <style:table-column-properties style:column-width="1.7313in" style:rel-column-width="16384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4*"/>
    </style:style>
    <style:style style:name="Table12.B" style:family="table-column">
      <style:table-column-properties style:column-width="2.3083in" style:rel-column-width="21845*"/>
    </style:style>
    <style:style style:name="Table12.C" style:family="table-column">
      <style:table-column-properties style:column-width="2.3083in" style:rel-column-width="2184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625in" style:rel-column-width="5914*"/>
    </style:style>
    <style:style style:name="Table13.B" style:family="table-column">
      <style:table-column-properties style:column-width="0.9375in" style:rel-column-width="8872*"/>
    </style:style>
    <style:style style:name="Table13.C" style:family="table-column">
      <style:table-column-properties style:column-width="1.0014in" style:rel-column-width="9476*"/>
    </style:style>
    <style:style style:name="Table13.D" style:family="table-column">
      <style:table-column-properties style:column-width="1.0007in" style:rel-column-width="9470*"/>
    </style:style>
    <style:style style:name="Table13.E" style:family="table-column">
      <style:table-column-properties style:column-width="1.6208in" style:rel-column-width="15338*"/>
    </style:style>
    <style:style style:name="Table13.F" style:family="table-column">
      <style:table-column-properties style:column-width="1.7396in" style:rel-column-width="1646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F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4*"/>
    </style:style>
    <style:style style:name="Table14.B" style:family="table-column">
      <style:table-column-properties style:column-width="2.3083in" style:rel-column-width="21845*"/>
    </style:style>
    <style:style style:name="Table14.C" style:family="table-column">
      <style:table-column-properties style:column-width="2.3083in" style:rel-column-width="2184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7313in" style:rel-column-width="16383*"/>
    </style:style>
    <style:style style:name="Table15.B" style:family="table-column">
      <style:table-column-properties style:column-width="1.7313in" style:rel-column-width="16384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4*"/>
    </style:style>
    <style:style style:name="Table16.B" style:family="table-column">
      <style:table-column-properties style:column-width="2.3083in" style:rel-column-width="21845*"/>
    </style:style>
    <style:style style:name="Table16.C" style:family="table-column">
      <style:table-column-properties style:column-width="2.3083in" style:rel-column-width="21846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0.3764in" style:rel-column-width="542*"/>
    </style:style>
    <style:style style:name="Table17.B" style:family="table-column">
      <style:table-column-properties style:column-width="0.4972in" style:rel-column-width="716*"/>
    </style:style>
    <style:style style:name="Table17.C" style:family="table-column">
      <style:table-column-properties style:column-width="0.816in" style:rel-column-width="1175*"/>
    </style:style>
    <style:style style:name="Table17.D" style:family="table-column">
      <style:table-column-properties style:column-width="0.8104in" style:rel-column-width="1167*"/>
    </style:style>
    <style:style style:name="Table17.E" style:family="table-column">
      <style:table-column-properties style:column-width="0.4979in" style:rel-column-width="717*"/>
    </style:style>
    <style:style style:name="Table17.F" style:family="table-column">
      <style:table-column-properties style:column-width="0.4396in" style:rel-column-width="633*"/>
    </style:style>
    <style:style style:name="Table17.H" style:family="table-column">
      <style:table-column-properties style:column-width="0.625in" style:rel-column-width="900*"/>
    </style:style>
    <style:style style:name="Table17.I" style:family="table-column">
      <style:table-column-properties style:column-width="2.4229in" style:rel-column-width="3489*"/>
    </style:style>
    <style:style style:name="Table17.1" style:family="table-row">
      <style:table-row-properties style:min-row-height="0.2486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I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4*"/>
    </style:style>
    <style:style style:name="Table18.B" style:family="table-column">
      <style:table-column-properties style:column-width="2.3083in" style:rel-column-width="21845*"/>
    </style:style>
    <style:style style:name="Table18.C" style:family="table-column">
      <style:table-column-properties style:column-width="2.3083in" style:rel-column-width="21846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0.625in" style:rel-column-width="900*"/>
    </style:style>
    <style:style style:name="Table19.B" style:family="table-column">
      <style:table-column-properties style:column-width="0.5611in" style:rel-column-width="808*"/>
    </style:style>
    <style:style style:name="Table19.C" style:family="table-column">
      <style:table-column-properties style:column-width="0.7528in" style:rel-column-width="1084*"/>
    </style:style>
    <style:style style:name="Table19.D" style:family="table-column">
      <style:table-column-properties style:column-width="1.1222in" style:rel-column-width="1616*"/>
    </style:style>
    <style:style style:name="Table19.E" style:family="table-column">
      <style:table-column-properties style:column-width="1.4993in" style:rel-column-width="2159*"/>
    </style:style>
    <style:style style:name="Table19.F" style:family="table-column">
      <style:table-column-properties style:column-width="2.3646in" style:rel-column-width="3405*"/>
    </style:style>
    <style:style style:name="Table19.1" style:family="table-row">
      <style:table-row-properties style:min-row-height="0.2486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F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4*"/>
    </style:style>
    <style:style style:name="Table20.B" style:family="table-column">
      <style:table-column-properties style:column-width="2.3083in" style:rel-column-width="21845*"/>
    </style:style>
    <style:style style:name="Table20.C" style:family="table-column">
      <style:table-column-properties style:column-width="2.3083in" style:rel-column-width="21846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2cf" officeooo:paragraph-rsid="00264929"/>
    </style:style>
    <style:style style:name="P2" style:family="paragraph" style:parent-style-name="Standard">
      <style:text-properties style:text-underline-style="solid" style:text-underline-width="auto" style:text-underline-color="font-color" officeooo:rsid="001af2cf" officeooo:paragraph-rsid="00264929"/>
    </style:style>
    <style:style style:name="P3" style:family="paragraph" style:parent-style-name="Standard">
      <style:text-properties style:text-underline-style="solid" style:text-underline-width="auto" style:text-underline-color="font-color" officeooo:rsid="001af2cf" officeooo:paragraph-rsid="002b2eb9"/>
    </style:style>
    <style:style style:name="P4" style:family="paragraph" style:parent-style-name="Standard">
      <style:text-properties fo:font-size="8pt" officeooo:rsid="001af2cf" officeooo:paragraph-rsid="00264929" style:font-size-asian="8pt" style:font-size-complex="8pt"/>
    </style:style>
    <style:style style:name="P5" style:family="paragraph" style:parent-style-name="Standard">
      <style:text-properties fo:font-size="8pt" officeooo:rsid="001af2cf" officeooo:paragraph-rsid="002b2eb9" style:font-size-asian="8pt" style:font-size-complex="8pt"/>
    </style:style>
    <style:style style:name="P6" style:family="paragraph" style:parent-style-name="Standard">
      <style:text-properties fo:font-size="8pt" officeooo:rsid="001b7906" officeooo:paragraph-rsid="00264929" style:font-size-asian="8pt" style:font-size-complex="8pt"/>
    </style:style>
    <style:style style:name="P7" style:family="paragraph" style:parent-style-name="Standard">
      <style:text-properties fo:font-size="10pt" style:text-underline-style="solid" style:text-underline-width="auto" style:text-underline-color="font-color" officeooo:rsid="001af2cf" officeooo:paragraph-rsid="00264929" style:font-size-asian="10pt" style:font-size-complex="10pt"/>
    </style:style>
    <style:style style:name="P8" style:family="paragraph" style:parent-style-name="Standard">
      <style:text-properties fo:font-size="10pt" style:text-underline-style="solid" style:text-underline-width="auto" style:text-underline-color="font-color" officeooo:rsid="001af2cf" officeooo:paragraph-rsid="00346571" style:font-size-asian="10pt" style:font-size-complex="10pt"/>
    </style:style>
    <style:style style:name="P9" style:family="paragraph" style:parent-style-name="Standard">
      <style:text-properties fo:font-size="10pt" style:text-underline-style="solid" style:text-underline-width="auto" style:text-underline-color="font-color" officeooo:rsid="001af2cf" officeooo:paragraph-rsid="0038947e" style:font-size-asian="10pt" style:font-size-complex="10pt"/>
    </style:style>
    <style:style style:name="P10" style:family="paragraph" style:parent-style-name="Standard">
      <style:text-properties fo:font-size="10pt" officeooo:rsid="001af2cf" officeooo:paragraph-rsid="00264929" style:font-size-asian="10pt" style:font-size-complex="10pt"/>
    </style:style>
    <style:style style:name="P11" style:family="paragraph" style:parent-style-name="Standard">
      <style:text-properties fo:font-size="10pt" officeooo:rsid="001af2cf" officeooo:paragraph-rsid="002b2eb9" style:font-size-asian="10pt" style:font-size-complex="10pt"/>
    </style:style>
    <style:style style:name="P12" style:family="paragraph" style:parent-style-name="Standard">
      <style:text-properties fo:font-size="10pt" officeooo:rsid="001af2cf" officeooo:paragraph-rsid="00346571" style:font-size-asian="10pt" style:font-size-complex="10pt"/>
    </style:style>
    <style:style style:name="P13" style:family="paragraph" style:parent-style-name="Standard">
      <style:text-properties fo:font-size="10pt" officeooo:rsid="001af2cf" officeooo:paragraph-rsid="0038947e" style:font-size-asian="10pt" style:font-size-complex="10pt"/>
    </style:style>
    <style:style style:name="P14" style:family="paragraph" style:parent-style-name="Standard">
      <style:text-properties fo:font-size="10pt" officeooo:rsid="001e8093" officeooo:paragraph-rsid="00264929" style:font-size-asian="10pt" style:font-size-complex="10pt"/>
    </style:style>
    <style:style style:name="P15" style:family="paragraph" style:parent-style-name="Standard">
      <style:text-properties fo:font-size="10pt" officeooo:rsid="001e8093" officeooo:paragraph-rsid="002b2eb9" style:font-size-asian="10pt" style:font-size-complex="10pt"/>
    </style:style>
    <style:style style:name="P16" style:family="paragraph" style:parent-style-name="Standard">
      <style:text-properties fo:font-size="10pt" officeooo:rsid="001e8093" officeooo:paragraph-rsid="00346571" style:font-size-asian="10pt" style:font-size-complex="10pt"/>
    </style:style>
    <style:style style:name="P17" style:family="paragraph" style:parent-style-name="Standard">
      <style:text-properties fo:font-size="10pt" officeooo:rsid="001e8093" officeooo:paragraph-rsid="0038947e" style:font-size-asian="10pt" style:font-size-complex="10pt"/>
    </style:style>
    <style:style style:name="P18" style:family="paragraph" style:parent-style-name="Standard">
      <style:text-properties fo:font-size="10pt" officeooo:rsid="002b2eb9" officeooo:paragraph-rsid="002b2eb9" style:font-size-asian="10pt" style:font-size-complex="10pt"/>
    </style:style>
    <style:style style:name="P19" style:family="paragraph" style:parent-style-name="Standard">
      <style:text-properties fo:font-size="10pt" style:text-underline-style="none" officeooo:rsid="001e8093" officeooo:paragraph-rsid="00264929" style:font-size-asian="10pt" style:font-size-complex="10pt"/>
    </style:style>
    <style:style style:name="P20" style:family="paragraph" style:parent-style-name="Standard">
      <style:text-properties fo:font-size="10pt" style:text-underline-style="none" officeooo:rsid="001e8093" officeooo:paragraph-rsid="00346571" style:font-size-asian="10pt" style:font-size-complex="10pt"/>
    </style:style>
    <style:style style:name="P21" style:family="paragraph" style:parent-style-name="Standard">
      <style:text-properties fo:font-size="10pt" style:text-underline-style="none" officeooo:rsid="001e8093" officeooo:paragraph-rsid="0038947e" style:font-size-asian="10pt" style:font-size-complex="10pt"/>
    </style:style>
    <style:style style:name="P22" style:family="paragraph" style:parent-style-name="Standard">
      <style:text-properties fo:font-size="10pt" style:text-underline-style="none" officeooo:rsid="00284911" officeooo:paragraph-rsid="00284911" style:font-size-asian="10pt" style:font-size-complex="10pt"/>
    </style:style>
    <style:style style:name="P23" style:family="paragraph" style:parent-style-name="Standard">
      <style:text-properties fo:font-size="10pt" style:text-underline-style="none" officeooo:rsid="0028eece" officeooo:paragraph-rsid="0028eece" style:font-size-asian="10pt" style:font-size-complex="10pt"/>
    </style:style>
    <style:style style:name="P24" style:family="paragraph" style:parent-style-name="Table_20_Contents">
      <style:text-properties fo:font-size="8pt" officeooo:rsid="001af2cf" officeooo:paragraph-rsid="00264929" style:font-size-asian="8pt" style:font-size-complex="8pt"/>
    </style:style>
    <style:style style:name="P25" style:family="paragraph" style:parent-style-name="Table_20_Contents">
      <style:text-properties fo:font-size="8pt" officeooo:rsid="001af2cf" officeooo:paragraph-rsid="002b2eb9" style:font-size-asian="8pt" style:font-size-complex="8pt"/>
    </style:style>
    <style:style style:name="P26" style:family="paragraph" style:parent-style-name="Table_20_Contents">
      <style:text-properties fo:font-size="8pt" officeooo:rsid="001af2cf" officeooo:paragraph-rsid="002d3077" style:font-size-asian="8pt" style:font-size-complex="8pt"/>
    </style:style>
    <style:style style:name="P27" style:family="paragraph" style:parent-style-name="Table_20_Contents">
      <style:text-properties fo:font-size="8pt" officeooo:rsid="001af2cf" officeooo:paragraph-rsid="00346571" style:font-size-asian="8pt" style:font-size-complex="8pt"/>
    </style:style>
    <style:style style:name="P28" style:family="paragraph" style:parent-style-name="Table_20_Contents">
      <style:text-properties fo:font-size="8pt" officeooo:rsid="001af2cf" officeooo:paragraph-rsid="0038947e" style:font-size-asian="8pt" style:font-size-complex="8pt"/>
    </style:style>
    <style:style style:name="P29" style:family="paragraph" style:parent-style-name="Table_20_Contents">
      <style:text-properties fo:font-size="8pt" officeooo:rsid="001b7906" officeooo:paragraph-rsid="00264929" style:font-size-asian="8pt" style:font-size-complex="8pt"/>
    </style:style>
    <style:style style:name="P30" style:family="paragraph" style:parent-style-name="Table_20_Contents">
      <style:text-properties fo:font-size="8pt" officeooo:rsid="001b7906" officeooo:paragraph-rsid="002b2eb9" style:font-size-asian="8pt" style:font-size-complex="8pt"/>
    </style:style>
    <style:style style:name="P31" style:family="paragraph" style:parent-style-name="Table_20_Contents">
      <style:text-properties fo:font-size="8pt" officeooo:rsid="001b7906" officeooo:paragraph-rsid="002d3077" style:font-size-asian="8pt" style:font-size-complex="8pt"/>
    </style:style>
    <style:style style:name="P32" style:family="paragraph" style:parent-style-name="Table_20_Contents">
      <style:text-properties fo:font-size="8pt" officeooo:rsid="001d5642" officeooo:paragraph-rsid="00264929" style:font-size-asian="8pt" style:font-size-complex="8pt"/>
    </style:style>
    <style:style style:name="P33" style:family="paragraph" style:parent-style-name="Table_20_Contents">
      <style:text-properties fo:font-size="8pt" officeooo:rsid="0025b8c3" officeooo:paragraph-rsid="00264929" style:font-size-asian="8pt" style:font-size-complex="8pt"/>
    </style:style>
    <style:style style:name="P34" style:family="paragraph" style:parent-style-name="Table_20_Contents">
      <style:text-properties fo:font-size="8pt" officeooo:rsid="0025b8c3" officeooo:paragraph-rsid="00346571" style:font-size-asian="8pt" style:font-size-complex="8pt"/>
    </style:style>
    <style:style style:name="P35" style:family="paragraph" style:parent-style-name="Table_20_Contents">
      <style:text-properties fo:font-size="8pt" officeooo:rsid="0025b8c3" officeooo:paragraph-rsid="0038947e" style:font-size-asian="8pt" style:font-size-complex="8pt"/>
    </style:style>
    <style:style style:name="P36" style:family="paragraph" style:parent-style-name="Table_20_Contents">
      <style:text-properties fo:font-size="8pt" officeooo:rsid="002d3077" officeooo:paragraph-rsid="002d3077" style:font-size-asian="8pt" style:font-size-complex="8pt"/>
    </style:style>
    <style:style style:name="P37" style:family="paragraph" style:parent-style-name="Table_20_Contents">
      <style:text-properties fo:font-size="10pt" officeooo:rsid="001af2cf" officeooo:paragraph-rsid="00264929" style:font-size-asian="10pt" style:font-size-complex="10pt"/>
    </style:style>
    <style:style style:name="P38" style:family="paragraph" style:parent-style-name="Table_20_Contents">
      <style:text-properties fo:font-size="10pt" officeooo:rsid="001af2cf" officeooo:paragraph-rsid="002b2eb9" style:font-size-asian="10pt" style:font-size-complex="10pt"/>
    </style:style>
    <style:style style:name="P39" style:family="paragraph" style:parent-style-name="Table_20_Contents">
      <style:text-properties fo:font-size="10pt" officeooo:rsid="001af2cf" officeooo:paragraph-rsid="002d3077" style:font-size-asian="10pt" style:font-size-complex="10pt"/>
    </style:style>
    <style:style style:name="P40" style:family="paragraph" style:parent-style-name="Table_20_Contents">
      <style:text-properties fo:font-size="10pt" officeooo:rsid="001af2cf" officeooo:paragraph-rsid="00346571" style:font-size-asian="10pt" style:font-size-complex="10pt"/>
    </style:style>
    <style:style style:name="P41" style:family="paragraph" style:parent-style-name="Table_20_Contents">
      <style:text-properties fo:font-size="10pt" officeooo:rsid="001af2cf" officeooo:paragraph-rsid="0038947e" style:font-size-asian="10pt" style:font-size-complex="10pt"/>
    </style:style>
    <style:style style:name="P42" style:family="paragraph" style:parent-style-name="Table_20_Contents">
      <style:text-properties fo:font-size="10pt" officeooo:rsid="001e8093" officeooo:paragraph-rsid="00264929" style:font-size-asian="10pt" style:font-size-complex="10pt"/>
    </style:style>
    <style:style style:name="P43" style:family="paragraph" style:parent-style-name="Table_20_Contents">
      <style:text-properties fo:font-size="10pt" officeooo:rsid="001e8093" officeooo:paragraph-rsid="0028eece" style:font-size-asian="10pt" style:font-size-complex="10pt"/>
    </style:style>
    <style:style style:name="P44" style:family="paragraph" style:parent-style-name="Table_20_Contents">
      <style:text-properties fo:font-size="10pt" officeooo:rsid="001e8093" officeooo:paragraph-rsid="0029b6c3" style:font-size-asian="10pt" style:font-size-complex="10pt"/>
    </style:style>
    <style:style style:name="P45" style:family="paragraph" style:parent-style-name="Table_20_Contents">
      <style:text-properties fo:font-size="10pt" officeooo:rsid="001e8093" officeooo:paragraph-rsid="0029ed89" style:font-size-asian="10pt" style:font-size-complex="10pt"/>
    </style:style>
    <style:style style:name="P46" style:family="paragraph" style:parent-style-name="Table_20_Contents">
      <style:text-properties fo:font-size="10pt" officeooo:rsid="001e8093" officeooo:paragraph-rsid="002b2eb9" style:font-size-asian="10pt" style:font-size-complex="10pt"/>
    </style:style>
    <style:style style:name="P47" style:family="paragraph" style:parent-style-name="Table_20_Contents">
      <style:text-properties fo:font-size="10pt" officeooo:rsid="001e8093" officeooo:paragraph-rsid="002eef7a" style:font-size-asian="10pt" style:font-size-complex="10pt"/>
    </style:style>
    <style:style style:name="P48" style:family="paragraph" style:parent-style-name="Table_20_Contents">
      <style:text-properties fo:font-size="10pt" officeooo:rsid="001e8093" officeooo:paragraph-rsid="00346571" style:font-size-asian="10pt" style:font-size-complex="10pt"/>
    </style:style>
    <style:style style:name="P49" style:family="paragraph" style:parent-style-name="Table_20_Contents">
      <style:text-properties fo:font-size="10pt" officeooo:rsid="001e8093" officeooo:paragraph-rsid="0036be52" style:font-size-asian="10pt" style:font-size-complex="10pt"/>
    </style:style>
    <style:style style:name="P50" style:family="paragraph" style:parent-style-name="Table_20_Contents">
      <style:text-properties fo:font-size="10pt" officeooo:rsid="001e8093" officeooo:paragraph-rsid="00383cec" style:font-size-asian="10pt" style:font-size-complex="10pt"/>
    </style:style>
    <style:style style:name="P51" style:family="paragraph" style:parent-style-name="Table_20_Contents">
      <style:text-properties fo:font-size="10pt" officeooo:rsid="001e8093" officeooo:paragraph-rsid="0038947e" style:font-size-asian="10pt" style:font-size-complex="10pt"/>
    </style:style>
    <style:style style:name="P52" style:family="paragraph" style:parent-style-name="Table_20_Contents">
      <style:text-properties fo:font-size="10pt" officeooo:rsid="0028eece" officeooo:paragraph-rsid="0028eece" style:font-size-asian="10pt" style:font-size-complex="10pt"/>
    </style:style>
    <style:style style:name="P53" style:family="paragraph" style:parent-style-name="Table_20_Contents">
      <style:text-properties fo:font-size="10pt" officeooo:rsid="0028eece" officeooo:paragraph-rsid="002b2eb9" style:font-size-asian="10pt" style:font-size-complex="10pt"/>
    </style:style>
    <style:style style:name="P54" style:family="paragraph" style:parent-style-name="Table_20_Contents">
      <style:text-properties fo:font-size="10pt" officeooo:rsid="0028eece" officeooo:paragraph-rsid="00346571" style:font-size-asian="10pt" style:font-size-complex="10pt"/>
    </style:style>
    <style:style style:name="P55" style:family="paragraph" style:parent-style-name="Table_20_Contents">
      <style:text-properties fo:font-size="10pt" officeooo:rsid="0028eece" officeooo:paragraph-rsid="0038947e" style:font-size-asian="10pt" style:font-size-complex="10pt"/>
    </style:style>
    <style:style style:name="P56" style:family="paragraph" style:parent-style-name="Table_20_Contents">
      <style:text-properties fo:font-size="10pt" officeooo:rsid="0029b6c3" officeooo:paragraph-rsid="0029b6c3" style:font-size-asian="10pt" style:font-size-complex="10pt"/>
    </style:style>
    <style:style style:name="P57" style:family="paragraph" style:parent-style-name="Table_20_Contents">
      <style:text-properties fo:font-size="10pt" officeooo:rsid="002d3077" officeooo:paragraph-rsid="002d3077" style:font-size-asian="10pt" style:font-size-complex="10pt"/>
    </style:style>
    <style:style style:name="P58" style:family="paragraph" style:parent-style-name="Table_20_Contents">
      <style:text-properties fo:font-size="10pt" officeooo:rsid="002eef7a" officeooo:paragraph-rsid="002eef7a" style:font-size-asian="10pt" style:font-size-complex="10pt"/>
    </style:style>
    <style:style style:name="P59" style:family="paragraph" style:parent-style-name="Standard">
      <style:text-properties fo:font-size="10pt" officeooo:rsid="001af2cf" officeooo:paragraph-rsid="0038947e" style:font-size-asian="10pt" style:font-size-complex="10pt"/>
    </style:style>
    <style:style style:name="P60" style:family="paragraph" style:parent-style-name="Standard">
      <style:text-properties fo:font-size="10pt" officeooo:rsid="001af2cf" officeooo:paragraph-rsid="003916c9" style:font-size-asian="10pt" style:font-size-complex="10pt"/>
    </style:style>
    <style:style style:name="P61" style:family="paragraph" style:parent-style-name="Standard">
      <style:text-properties fo:font-size="10pt" officeooo:rsid="001e8093" officeooo:paragraph-rsid="003916c9" style:font-size-asian="10pt" style:font-size-complex="10pt"/>
    </style:style>
    <style:style style:name="P62" style:family="paragraph" style:parent-style-name="Standard">
      <style:text-properties fo:font-size="10pt" style:text-underline-style="solid" style:text-underline-width="auto" style:text-underline-color="font-color" officeooo:rsid="001af2cf" officeooo:paragraph-rsid="003916c9" style:font-size-asian="10pt" style:font-size-complex="10pt"/>
    </style:style>
    <style:style style:name="P63" style:family="paragraph" style:parent-style-name="Standard">
      <style:text-properties fo:font-size="10pt" style:text-underline-style="none" officeooo:rsid="001e8093" officeooo:paragraph-rsid="003916c9" style:font-size-asian="10pt" style:font-size-complex="10pt"/>
    </style:style>
    <style:style style:name="P64" style:family="paragraph" style:parent-style-name="Standard">
      <style:text-properties fo:font-size="10pt" style:text-underline-style="none" officeooo:rsid="00284911" officeooo:paragraph-rsid="003916c9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officeooo:rsid="001af2cf" officeooo:paragraph-rsid="003916c9" style:font-size-asian="10pt" style:font-size-complex="10pt"/>
    </style:style>
    <style:style style:name="P66" style:family="paragraph" style:parent-style-name="Table_20_Contents">
      <style:text-properties fo:font-size="10pt" officeooo:rsid="001af2cf" officeooo:paragraph-rsid="003916c9" style:font-size-asian="10pt" style:font-size-complex="10pt"/>
    </style:style>
    <style:style style:name="P67" style:family="paragraph" style:parent-style-name="Table_20_Contents">
      <style:text-properties fo:font-size="10pt" officeooo:rsid="0028eece" officeooo:paragraph-rsid="003916c9" style:font-size-asian="10pt" style:font-size-complex="10pt"/>
    </style:style>
    <style:style style:name="P68" style:family="paragraph" style:parent-style-name="Table_20_Contents">
      <style:text-properties fo:font-size="10pt" officeooo:rsid="001e8093" officeooo:paragraph-rsid="003916c9" style:font-size-asian="10pt" style:font-size-complex="10pt"/>
    </style:style>
    <style:style style:name="P69" style:family="paragraph" style:parent-style-name="Table_20_Contents">
      <style:text-properties fo:font-size="10pt" officeooo:rsid="003916c9" officeooo:paragraph-rsid="003916c9" style:font-size-asian="10pt" style:font-size-complex="10pt"/>
    </style:style>
    <style:style style:name="P70" style:family="paragraph" style:parent-style-name="Table_20_Contents">
      <style:text-properties fo:font-size="8pt" officeooo:rsid="003988b0" officeooo:paragraph-rsid="003916c9" style:font-size-asian="8pt" style:font-size-complex="8pt"/>
    </style:style>
    <style:style style:name="P71" style:family="paragraph" style:parent-style-name="Table_20_Contents">
      <style:text-properties fo:font-size="8pt" officeooo:rsid="003a716f" officeooo:paragraph-rsid="003916c9" style:font-size-asian="8pt" style:font-size-complex="8pt"/>
    </style:style>
    <style:style style:name="P72" style:family="paragraph" style:parent-style-name="Table_20_Contents">
      <style:text-properties fo:font-size="8pt" officeooo:rsid="003ac905" officeooo:paragraph-rsid="003916c9" style:font-size-asian="8pt" style:font-size-complex="8pt"/>
    </style:style>
    <style:style style:name="P73" style:family="paragraph" style:parent-style-name="Table_20_Contents">
      <style:text-properties fo:font-size="8pt" officeooo:rsid="0025b8c3" officeooo:paragraph-rsid="003916c9" style:font-size-asian="8pt" style:font-size-complex="8pt"/>
    </style:style>
    <style:style style:name="P74" style:family="paragraph" style:parent-style-name="Table_20_Contents">
      <style:text-properties fo:font-size="8pt" officeooo:rsid="001af2cf" officeooo:paragraph-rsid="003916c9" style:font-size-asian="8pt" style:font-size-complex="8pt"/>
    </style:style>
    <style:style style:name="P75" style:family="paragraph" style:parent-style-name="Table_20_Contents">
      <style:text-properties fo:font-size="8pt" officeooo:rsid="003b1fcf" officeooo:paragraph-rsid="003916c9" style:font-size-asian="8pt" style:font-size-complex="8pt"/>
    </style:style>
    <style:style style:name="T1" style:family="text">
      <style:text-properties officeooo:rsid="001af2cf"/>
    </style:style>
    <style:style style:name="T2" style:family="text">
      <style:text-properties officeooo:rsid="001b790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5642" style:font-size-asian="10pt" style:font-size-complex="10pt"/>
    </style:style>
    <style:style style:name="T5" style:family="text">
      <style:text-properties fo:font-size="10pt" officeooo:rsid="002b2eb9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officeooo:rsid="001b7906" style:font-size-asian="10pt" style:font-size-complex="10pt"/>
    </style:style>
    <style:style style:name="T8" style:family="text">
      <style:text-properties officeooo:rsid="001d5642"/>
    </style:style>
    <style:style style:name="T9" style:family="text">
      <style:text-properties officeooo:rsid="001e8093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3a15b"/>
    </style:style>
    <style:style style:name="T12" style:family="text">
      <style:text-properties officeooo:rsid="00284911"/>
    </style:style>
    <style:style style:name="T13" style:family="text">
      <style:text-properties officeooo:rsid="0028eece"/>
    </style:style>
    <style:style style:name="T14" style:family="text">
      <style:text-properties officeooo:rsid="0029b6c3"/>
    </style:style>
    <style:style style:name="T15" style:family="text">
      <style:text-properties officeooo:rsid="002d3077"/>
    </style:style>
    <style:style style:name="T16" style:family="text">
      <style:text-properties officeooo:rsid="002eef7a"/>
    </style:style>
    <style:style style:name="T17" style:family="text">
      <style:text-properties officeooo:rsid="00346571"/>
    </style:style>
    <style:style style:name="T18" style:family="text">
      <style:text-properties officeooo:rsid="0025b8c3"/>
    </style:style>
    <style:style style:name="T19" style:family="text">
      <style:text-properties officeooo:rsid="0035bbc0"/>
    </style:style>
    <style:style style:name="T20" style:family="text">
      <style:text-properties officeooo:rsid="0036be52"/>
    </style:style>
    <style:style style:name="T21" style:family="text">
      <style:text-properties officeooo:rsid="00383cec"/>
    </style:style>
    <style:style style:name="T22" style:family="text">
      <style:text-properties officeooo:rsid="0038947e"/>
    </style:style>
    <style:style style:name="T23" style:family="text">
      <style:text-properties officeooo:rsid="003988b0"/>
    </style:style>
    <style:style style:name="T24" style:family="text">
      <style:text-properties officeooo:rsid="003a716f"/>
    </style:style>
    <style:style style:name="T25" style:family="text">
      <style:text-properties officeooo:rsid="003b1fcf"/>
    </style:style>
    <style:style style:name="T26" style:family="text">
      <style:text-properties officeooo:rsid="003e0345"/>
    </style:style>
    <style:style style:name="T27" style:family="text">
      <style:text-properties officeooo:rsid="003916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t this moment Cotonet gives us the complete graph of developers that contribute for a chunk <text:span text:style-name="T20">conflict</text:span>. </text:p>
      <text:p text:style-name="P22"/>
      <text:p text:style-name="P23">Only to Scenario2, we don't get the expected result, <text:span text:style-name="T20">but the problem is on this scenario. We built Scenario8 equals Scenario2 <text:s/>and Scenario8 works.</text:span></text:p>
      <text:p text:style-name="P7"/>
      <text:p text:style-name="P7">Scenario 1</text:p>
      <text:p text:style-name="P10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37"><text:span text:style-name="T12">Base</text:span> file</text:p>
          </table:table-cell>
          <table:table-cell table:style-name="Table1.A1" office:value-type="string">
            <text:p text:style-name="P37">Branch Master</text:p>
          </table:table-cell>
          <table:table-cell table:style-name="Table1.A1" office:value-type="string">
            <text:p text:style-name="P37">Branch Feat1</text:p>
          </table:table-cell>
          <table:table-cell table:style-name="Table1.D1" office:value-type="string">
            <text:p text:style-name="P37">Result conflicts</text:p>
          </table:table-cell>
        </table:table-row>
        <table:table-row>
          <table:table-cell table:style-name="Table1.A2" office:value-type="string">
            <text:p text:style-name="P24">1</text:p>
            <text:p text:style-name="P24">2</text:p>
            <text:p text:style-name="P24">3</text:p>
            <text:p text:style-name="P24">4</text:p>
            <text:p text:style-name="P24">5</text:p>
          </table:table-cell>
          <table:table-cell table:style-name="Table1.A2" office:value-type="string">
            <text:p text:style-name="P24">1</text:p>
            <text:p text:style-name="P24">2-DEV-a-BRANCH-master</text:p>
            <text:p text:style-name="P24">3-DEV-a-BRANCH-master</text:p>
            <text:p text:style-name="P24">4-DEV-a-BRANCH-master</text:p>
            <text:p text:style-name="P24">5</text:p>
          </table:table-cell>
          <table:table-cell table:style-name="Table1.A2" office:value-type="string">
            <text:p text:style-name="P24">1</text:p>
            <text:p text:style-name="P24">2-DEV-b-BRANCH-feat1</text:p>
            <text:p text:style-name="P24">3-DEV-b-BRANCH-feat1</text:p>
            <text:p text:style-name="P24">4-DEV-b-BRANCH-feat1</text:p>
            <text:p text:style-name="P24">5</text:p>
          </table:table-cell>
          <table:table-cell table:style-name="Table1.D2" office:value-type="string">
            <text:p text:style-name="P33">1</text:p>
            <text:p text:style-name="P33">&lt;&lt;&lt;&lt;&lt;&lt;&lt; HEAD</text:p>
            <text:p text:style-name="P33">2-DEV-a-BRANCH-master</text:p>
            <text:p text:style-name="P33">3-DEV-a-BRANCH-master</text:p>
            <text:p text:style-name="P33">4-DEV-a-BRANCH-master</text:p>
            <text:p text:style-name="P33">=======</text:p>
            <text:p text:style-name="P33">2-DEV-b-BRANCH-feat1</text:p>
            <text:p text:style-name="P33">3-DEV-b-BRANCH-feat1</text:p>
            <text:p text:style-name="P33">4-DEV-b-BRANCH-feat1</text:p>
            <text:p text:style-name="P33">&gt;&gt;&gt;&gt;&gt;&gt;&gt; 89900ce</text:p>
            <text:p text:style-name="P33">5</text:p>
          </table:table-cell>
        </table:table-row>
      </table:table>
      <text:p text:style-name="P10"/>
      <text:p text:style-name="P14">Network <text:span text:style-name="T12">(Chunk 3-10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2">Contribute to the conflict</text:p>
          </table:table-cell>
          <table:table-cell table:style-name="Table2.A1" office:value-type="string">
            <text:p text:style-name="P52">Contribute to Chunk</text:p>
          </table:table-cell>
          <table:table-cell table:style-name="Table2.C1" office:value-type="string">
            <text:p text:style-name="P42">Generated <text:span text:style-name="T11">(by Cotonet)</text:span></text:p>
          </table:table-cell>
        </table:table-row>
        <table:table-row>
          <table:table-cell table:style-name="Table2.A2" office:value-type="string">
            <text:p text:style-name="P43">(devA, devB)</text:p>
          </table:table-cell>
          <table:table-cell table:style-name="Table2.A2" office:value-type="string">
            <text:p text:style-name="P42">(devA, devB)</text:p>
          </table:table-cell>
          <table:table-cell table:style-name="Table2.C2" office:value-type="string">
            <text:p text:style-name="P42">(devA, devB)</text:p>
          </table:table-cell>
        </table:table-row>
      </table:table>
      <text:p text:style-name="P10"/>
      <text:p text:style-name="P7">Scenario 2 <text:span text:style-name="T19">(PROBLEMS IN THIS SCENARIO)</text:span></text:p>
      <text:p text:style-name="P10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37"><text:span text:style-name="T12">Base</text:span> file</text:p>
          </table:table-cell>
          <table:table-cell table:style-name="Table3.A1" office:value-type="string">
            <text:p text:style-name="P37">Branch Master</text:p>
          </table:table-cell>
          <table:table-cell table:style-name="Table3.A1" office:value-type="string">
            <text:p text:style-name="P37">Branch Feat1</text:p>
          </table:table-cell>
          <table:table-cell table:style-name="Table3.D1" office:value-type="string">
            <text:p text:style-name="P37">Result conflicts</text:p>
          </table:table-cell>
        </table:table-row>
        <table:table-row>
          <table:table-cell table:style-name="Table3.A2" office:value-type="string">
            <text:p text:style-name="P24">1</text:p>
            <text:p text:style-name="P24">2</text:p>
            <text:p text:style-name="P24">3</text:p>
            <text:p text:style-name="P24">4</text:p>
            <text:p text:style-name="P24">5</text:p>
          </table:table-cell>
          <table:table-cell table:style-name="Table3.A2" office:value-type="string">
            <text:p text:style-name="P24">1</text:p>
            <text:p text:style-name="P24">2-DEV-a-BRANCH-master</text:p>
            <text:p text:style-name="P24">3</text:p>
            <text:p text:style-name="P24">4</text:p>
            <text:p text:style-name="P24">5</text:p>
          </table:table-cell>
          <table:table-cell table:style-name="Table3.A2" office:value-type="string">
            <text:p text:style-name="P24">1</text:p>
            <text:p text:style-name="P24">2-DEV-b-BRANCH-feat1</text:p>
            <text:p text:style-name="P24">3-DEV-b-BRANCH-feat1</text:p>
            <text:p text:style-name="P24">4</text:p>
            <text:p text:style-name="P24">5</text:p>
          </table:table-cell>
          <table:table-cell table:style-name="Table3.D2" office:value-type="string">
            <text:p text:style-name="P33">1</text:p>
            <text:p text:style-name="P33">&lt;&lt;&lt;&lt;&lt;&lt;&lt; HEAD</text:p>
            <text:p text:style-name="P33">2-DEV-a-BRANCH-master</text:p>
            <text:p text:style-name="P33">3</text:p>
            <text:p text:style-name="P33">=======</text:p>
            <text:p text:style-name="P33">2-DEV-b-BRANCH-feat1</text:p>
            <text:p text:style-name="P33">3-DEV-b-BRANCH-feat1</text:p>
            <text:p text:style-name="P33">&gt;&gt;&gt;&gt;&gt;&gt;&gt; 5916d44</text:p>
            <text:p text:style-name="P33">4</text:p>
            <text:p text:style-name="P33">5</text:p>
          </table:table-cell>
        </table:table-row>
      </table:table>
      <text:p text:style-name="P10"/>
      <text:p text:style-name="P14">Network <text:span text:style-name="T12">(Chunk 3-8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2">Contribute to the conflict </text:p>
          </table:table-cell>
          <table:table-cell table:style-name="Table4.A1" office:value-type="string">
            <text:p text:style-name="P52">Contribute to Chunk</text:p>
          </table:table-cell>
          <table:table-cell table:style-name="Table4.C1" office:value-type="string">
            <text:p text:style-name="P42">Generated <text:span text:style-name="T11">(by Cotonet)</text:span></text:p>
          </table:table-cell>
        </table:table-row>
        <table:table-row>
          <table:table-cell table:style-name="Table4.A2" office:value-type="string">
            <text:p text:style-name="P42">(devA, devB); <text:span text:style-name="T21">(devB, devC)</text:span></text:p>
          </table:table-cell>
          <table:table-cell table:style-name="Table4.A2" office:value-type="string">
            <text:p text:style-name="P50">(devA, devB); <text:span text:style-name="T21">(devB, devC); (devA, devC)</text:span></text:p>
          </table:table-cell>
          <table:table-cell table:style-name="Table4.C2" office:value-type="string">
            <text:p text:style-name="P42">(devA, devB); (devC, devB)</text:p>
          </table:table-cell>
        </table:table-row>
      </table:table>
      <text:p text:style-name="P10"/>
      <text:p text:style-name="P19">OBS: DevC created the “<text:span text:style-name="T12">Base</text:span> file”</text:p>
      <text:p text:style-name="P19"/>
      <text:p text:style-name="P22">OBS2: We don't want DevC because he commits only in the base file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Scenario 3</text:p>
      <text:p text:style-name="P10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37"><text:span text:style-name="T12">Base</text:span> file</text:p>
          </table:table-cell>
          <table:table-cell table:style-name="Table5.A1" office:value-type="string">
            <text:p text:style-name="P37">Branch Master</text:p>
          </table:table-cell>
          <table:table-cell table:style-name="Table5.A1" office:value-type="string">
            <text:p text:style-name="P37">Branch Feat1</text:p>
          </table:table-cell>
          <table:table-cell table:style-name="Table5.D1" office:value-type="string">
            <text:p text:style-name="P37">Result <text:span text:style-name="T15">c</text:span>onflicts</text:p>
          </table:table-cell>
        </table:table-row>
        <table:table-row>
          <table:table-cell table:style-name="Table5.A2" office:value-type="string">
            <text:p text:style-name="P24">1</text:p>
            <text:p text:style-name="P24">2</text:p>
            <text:p text:style-name="P24">3</text:p>
            <text:p text:style-name="P24">4</text:p>
            <text:p text:style-name="P24">5</text:p>
          </table:table-cell>
          <table:table-cell table:style-name="Table5.A2" office:value-type="string">
            <text:p text:style-name="P24">1-DEV-d-BRANCH-master</text:p>
            <text:p text:style-name="P24">2</text:p>
            <text:p text:style-name="P24">3</text:p>
            <text:p text:style-name="P24">4-DEV-d-BRANCH-master</text:p>
            <text:p text:style-name="P24">5</text:p>
          </table:table-cell>
          <table:table-cell table:style-name="Table5.A2" office:value-type="string">
            <text:p text:style-name="P24">1</text:p>
            <text:p text:style-name="P24">2</text:p>
            <text:p text:style-name="P24">3-DEV-<text:span text:style-name="T2">c</text:span>-BRANCH-feat1</text:p>
            <text:p text:style-name="P24">4</text:p>
            <text:p text:style-name="P24">5</text:p>
          </table:table-cell>
          <table:table-cell table:style-name="Table5.D2" office:value-type="string">
            <text:p text:style-name="P33">1-DEV-d-BRANCH-master</text:p>
            <text:p text:style-name="P33">2</text:p>
            <text:p text:style-name="P33">&lt;&lt;&lt;&lt;&lt;&lt;&lt; HEAD</text:p>
            <text:p text:style-name="P33">3</text:p>
            <text:p text:style-name="P33">4-DEV-d-BRANCH-master</text:p>
            <text:p text:style-name="P33">=======</text:p>
            <text:p text:style-name="P33">3-DEV-c-BRANCH-feat1</text:p>
            <text:p text:style-name="P33">4</text:p>
            <text:p text:style-name="P33">&gt;&gt;&gt;&gt;&gt;&gt;&gt; 3229177</text:p>
            <text:p text:style-name="P33">5</text:p>
          </table:table-cell>
        </table:table-row>
      </table:table>
      <text:p text:style-name="P10"/>
      <text:p text:style-name="P14">Network <text:span text:style-name="T13">(Chunk 4-9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2">Contribute to the conflict </text:p>
          </table:table-cell>
          <table:table-cell table:style-name="Table6.A1" office:value-type="string">
            <text:p text:style-name="P52">Contribute to Chunk</text:p>
          </table:table-cell>
          <table:table-cell table:style-name="Table6.C1" office:value-type="string">
            <text:p text:style-name="P42">Generated <text:span text:style-name="T11">(by Cotonet)</text:span></text:p>
          </table:table-cell>
        </table:table-row>
        <table:table-row>
          <table:table-cell table:style-name="Table6.A2" office:value-type="string">
            <text:p text:style-name="P42">(devC, devD)</text:p>
          </table:table-cell>
          <table:table-cell table:style-name="Table6.A2" office:value-type="string">
            <text:p text:style-name="P43">(devC, devD)</text:p>
          </table:table-cell>
          <table:table-cell table:style-name="Table6.C2" office:value-type="string">
            <text:p text:style-name="P42">(devC, devD)</text:p>
          </table:table-cell>
        </table:table-row>
      </table:table>
      <text:p text:style-name="P10"/>
      <text:p text:style-name="P7">Scenario 4</text:p>
      <text:p text:style-name="P10"/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37"><text:span text:style-name="T12">Base</text:span> file</text:p>
          </table:table-cell>
          <table:table-cell table:style-name="Table7.A1" office:value-type="string">
            <text:p text:style-name="P37">Branch Master</text:p>
          </table:table-cell>
          <table:table-cell table:style-name="Table7.A1" office:value-type="string">
            <text:p text:style-name="P37">Branch Feat<text:span text:style-name="T8">2</text:span></text:p>
          </table:table-cell>
          <table:table-cell table:style-name="Table7.D1" office:value-type="string">
            <text:p text:style-name="P37">Result conflicts</text:p>
          </table:table-cell>
        </table:table-row>
        <table:table-row>
          <table:table-cell table:style-name="Table7.A2" office:value-type="string">
            <text:p text:style-name="P24">1</text:p>
            <text:p text:style-name="P24">2-DEV-<text:span text:style-name="T2">e</text:span>-BRANCH-master</text:p>
            <text:p text:style-name="P24">3</text:p>
            <text:p text:style-name="P24">4</text:p>
            <text:p text:style-name="P24">5</text:p>
            <text:p text:style-name="P29">6</text:p>
            <text:p text:style-name="P29">7</text:p>
            <text:p text:style-name="P29">8</text:p>
            <text:p text:style-name="P29">9</text:p>
            <text:p text:style-name="P29">10<text:span text:style-name="T1">-DEV-</text:span>e<text:span text:style-name="T1">-BRANCH-master</text:span></text:p>
          </table:table-cell>
          <table:table-cell table:style-name="Table7.A2" office:value-type="string">
            <text:p text:style-name="P24">1</text:p>
            <text:p text:style-name="P24">2-DEV-<text:span text:style-name="T2">e</text:span>-BRANCH-master</text:p>
            <text:p text:style-name="P24">3</text:p>
            <text:p text:style-name="P24">4</text:p>
            <text:p text:style-name="P24">5</text:p>
            <text:p text:style-name="P29">6</text:p>
            <text:p text:style-name="P32">7</text:p>
            <text:p text:style-name="P29">8<text:span text:style-name="T1">-DEV-g-BRANCH-master</text:span></text:p>
            <text:p text:style-name="P29">9<text:span text:style-name="T1">-DEV-g-BRANCH-master</text:span></text:p>
            <text:p text:style-name="P29">10<text:span text:style-name="T1">-DEV-</text:span>e<text:span text:style-name="T1">-BRANCH-master</text:span></text:p>
          </table:table-cell>
          <table:table-cell table:style-name="Table7.A2" office:value-type="string">
            <text:p text:style-name="P24">1</text:p>
            <text:p text:style-name="P24">2</text:p>
            <text:p text:style-name="P24">3</text:p>
            <text:p text:style-name="P24">4</text:p>
            <text:p text:style-name="P24">5</text:p>
            <text:p text:style-name="P6"><text:span text:style-name="T8">6-DEV-</text:span>f<text:span text:style-name="T1">-BRANCH-feat2</text:span></text:p>
            <text:p text:style-name="P29">7<text:span text:style-name="T1">-DEV-</text:span>f<text:span text:style-name="T1">-BRANCH-feat2</text:span></text:p>
            <text:p text:style-name="P32">8</text:p>
            <text:p text:style-name="P32">9</text:p>
            <text:p text:style-name="P29">10</text:p>
          </table:table-cell>
          <table:table-cell table:style-name="Table7.D2" office:value-type="string">
            <text:p text:style-name="P24">1</text:p>
            <text:p text:style-name="P24">2-DEV-e-BRANCH-master</text:p>
            <text:p text:style-name="P24">3</text:p>
            <text:p text:style-name="P24">4</text:p>
            <text:p text:style-name="P24">5</text:p>
            <text:p text:style-name="P24">&lt;&lt;&lt;&lt;&lt;&lt;&lt; HEAD</text:p>
            <text:p text:style-name="P24">6</text:p>
            <text:p text:style-name="P24">7</text:p>
            <text:p text:style-name="P24">8-DEV-g-BRANCH-master</text:p>
            <text:p text:style-name="P24">9-DEV-g-BRANCH-master</text:p>
            <text:p text:style-name="P24">=======</text:p>
            <text:p text:style-name="P24">6-DEV-f-BRANCH-feat2</text:p>
            <text:p text:style-name="P24">7-DEV-f-BRANCH-feat2</text:p>
            <text:p text:style-name="P24">8</text:p>
            <text:p text:style-name="P24">9</text:p>
            <text:p text:style-name="P24">&gt;&gt;&gt;&gt;&gt;&gt;&gt; 2a4cd11</text:p>
            <text:p text:style-name="P24">10-DEV-e-BRANCH-master</text:p>
          </table:table-cell>
        </table:table-row>
      </table:table>
      <text:p text:style-name="P14"/>
      <text:p text:style-name="P14">Network <text:span text:style-name="T13">(Chunk 7-16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2">Contribute to the conflict </text:p>
          </table:table-cell>
          <table:table-cell table:style-name="Table8.A1" office:value-type="string">
            <text:p text:style-name="P52">Contribute to Chunk</text:p>
          </table:table-cell>
          <table:table-cell table:style-name="Table8.C1" office:value-type="string">
            <text:p text:style-name="P42">Generated <text:span text:style-name="T11">(by Cotonet)</text:span></text:p>
          </table:table-cell>
        </table:table-row>
        <table:table-row>
          <table:table-cell table:style-name="Table8.A2" office:value-type="string">
            <text:p text:style-name="P42">(devF, devG)</text:p>
          </table:table-cell>
          <table:table-cell table:style-name="Table8.A2" office:value-type="string">
            <text:p text:style-name="P44">(devG, devF)</text:p>
          </table:table-cell>
          <table:table-cell table:style-name="Table8.C2" office:value-type="string">
            <text:p text:style-name="P42">(dev<text:span text:style-name="T19">F</text:span>, dev<text:span text:style-name="T19">G</text:span>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span text:style-name="T10">S</text:span><text:span text:style-name="T6">cenario </text:span><text:span text:style-name="T7">5</text:span></text:p>
      <text:p text:style-name="P10"/>
      <table:table table:name="Table9" table:style-name="Table9">
        <table:table-column table:style-name="Table9.A"/>
        <table:table-column table:style-name="Table9.B" table:number-columns-repeated="2"/>
        <table:table-row>
          <table:table-cell table:style-name="Table9.A1" office:value-type="string">
            <text:p text:style-name="P37"><text:span text:style-name="T12">Base</text:span> file</text:p>
          </table:table-cell>
          <table:table-cell table:style-name="Table9.A1" office:value-type="string">
            <text:p text:style-name="P37">Branch Master</text:p>
          </table:table-cell>
          <table:table-cell table:style-name="Table9.C1" office:value-type="string">
            <text:p text:style-name="P37">Result conflicts</text:p>
          </table:table-cell>
        </table:table-row>
        <table:table-row>
          <table:table-cell table:style-name="Table9.A2" office:value-type="string">
            <text:p text:style-name="P24">1</text:p>
            <text:p text:style-name="P24">2-DEV-<text:span text:style-name="T2">e</text:span>-BRANCH-master</text:p>
            <text:p text:style-name="P24">3</text:p>
            <text:p text:style-name="P24">4</text:p>
            <text:p text:style-name="P24">5</text:p>
            <text:p text:style-name="P29">6</text:p>
            <text:p text:style-name="P29">7</text:p>
            <text:p text:style-name="P29">8</text:p>
            <text:p text:style-name="P29">9</text:p>
            <text:p text:style-name="P29">10</text:p>
          </table:table-cell>
          <table:table-cell table:style-name="Table9.A2" office:value-type="string">
            <text:p text:style-name="P24">1</text:p>
            <text:p text:style-name="P24">2-DEV-<text:span text:style-name="T2">e</text:span>-BRANCH-master</text:p>
            <text:p text:style-name="P24">3</text:p>
            <text:p text:style-name="P24">4</text:p>
            <text:p text:style-name="P24">5</text:p>
            <text:p text:style-name="P29">6<text:span text:style-name="T1">-DEV-</text:span>f<text:span text:style-name="T1">-BRANCH-master</text:span></text:p>
            <text:p text:style-name="P29">7<text:span text:style-name="T1">-DEV-</text:span>f<text:span text:style-name="T1">-BRANCH-master</text:span></text:p>
            <text:p text:style-name="P29">8</text:p>
            <text:p text:style-name="P29">9</text:p>
            <text:p text:style-name="P29">10</text:p>
          </table:table-cell>
          <table:table-cell table:style-name="Table9.C2" office:value-type="string">
            <text:p text:style-name="P33">1</text:p>
            <text:p text:style-name="P33">2-DEV-e-BRANCH-master</text:p>
            <text:p text:style-name="P33">3</text:p>
            <text:p text:style-name="P33">4</text:p>
            <text:p text:style-name="P33">5</text:p>
            <text:p text:style-name="P33">&lt;&lt;&lt;&lt;&lt;&lt;&lt; HEAD</text:p>
            <text:p text:style-name="P33">6</text:p>
            <text:p text:style-name="P33">7</text:p>
            <text:p text:style-name="P33">8-DEV-g-BRANCH-master</text:p>
            <text:p text:style-name="P33">9-DEV-g-BRANCH-master</text:p>
            <text:p text:style-name="P33">=======</text:p>
            <text:p text:style-name="P33">6-DEV-f-BRANCH-master</text:p>
            <text:p text:style-name="P33">7-DEV-f-BRANCH-master</text:p>
            <text:p text:style-name="P33">8</text:p>
            <text:p text:style-name="P33">9</text:p>
            <text:p text:style-name="P33">&gt;&gt;&gt;&gt;&gt;&gt;&gt; 2a4cd11</text:p>
            <text:p text:style-name="P33">10</text:p>
          </table:table-cell>
        </table:table-row>
      </table:table>
      <text:p text:style-name="P4"/>
      <text:p text:style-name="P14">Network <text:span text:style-name="T14">(null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52">Contribute to the conflict </text:p>
          </table:table-cell>
          <table:table-cell table:style-name="Table10.A1" office:value-type="string">
            <text:p text:style-name="P52">Contribute to Chunk</text:p>
          </table:table-cell>
          <table:table-cell table:style-name="Table10.C1" office:value-type="string">
            <text:p text:style-name="P42">Generated <text:span text:style-name="T11">(by Cotonet)</text:span></text:p>
          </table:table-cell>
        </table:table-row>
        <table:table-row>
          <table:table-cell table:style-name="Table10.A2" office:value-type="string">
            <text:p text:style-name="P42">Empty</text:p>
          </table:table-cell>
          <table:table-cell table:style-name="Table10.A2" office:value-type="string">
            <text:p text:style-name="P44">Empty</text:p>
          </table:table-cell>
          <table:table-cell table:style-name="Table10.C2" office:value-type="string">
            <text:p text:style-name="P42">Empty</text:p>
          </table:table-cell>
        </table:table-row>
      </table:table>
      <text:p text:style-name="P7"/>
      <text:p text:style-name="P2">S<text:span text:style-name="T3">cenario </text:span><text:span text:style-name="T4">6</text:span></text:p>
      <text:p text:style-name="P10"/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37"><text:span text:style-name="T12">Base</text:span> file</text:p>
          </table:table-cell>
          <table:table-cell table:style-name="Table11.A1" office:value-type="string">
            <text:p text:style-name="P37">Branch Master</text:p>
          </table:table-cell>
          <table:table-cell table:style-name="Table11.A1" office:value-type="string">
            <text:p text:style-name="P37">Branch Feat<text:span text:style-name="T8">3</text:span></text:p>
          </table:table-cell>
          <table:table-cell table:style-name="Table11.D1" office:value-type="string">
            <text:p text:style-name="P37">Result conflicts</text:p>
          </table:table-cell>
        </table:table-row>
        <table:table-row>
          <table:table-cell table:style-name="Table11.A2" office:value-type="string">
            <text:p text:style-name="P24">1</text:p>
            <text:p text:style-name="P24">2</text:p>
            <text:p text:style-name="P24">3</text:p>
            <text:p text:style-name="P24">4</text:p>
            <text:p text:style-name="P24">5</text:p>
            <text:p text:style-name="P29">6</text:p>
            <text:p text:style-name="P29">7</text:p>
            <text:p text:style-name="P29">8</text:p>
            <text:p text:style-name="P29">9</text:p>
            <text:p text:style-name="P29">10</text:p>
          </table:table-cell>
          <table:table-cell table:style-name="Table11.A2" office:value-type="string">
            <text:p text:style-name="P24">1</text:p>
            <text:p text:style-name="P24">2-DEV-<text:span text:style-name="T2">e</text:span>-BRANCH-master</text:p>
            <text:p text:style-name="P24">3-DEV-<text:span text:style-name="T2">e</text:span>-BRANCH-master</text:p>
            <text:p text:style-name="P24">4</text:p>
            <text:p text:style-name="P24">5</text:p>
            <text:p text:style-name="P29">6</text:p>
            <text:p text:style-name="P29">7</text:p>
            <text:p text:style-name="P29">8</text:p>
            <text:p text:style-name="P29">9<text:span text:style-name="T1">-DEV-a-BRANCH-master</text:span></text:p>
            <text:p text:style-name="P29">10<text:span text:style-name="T1">-DEV-b-BRANCH-master</text:span></text:p>
          </table:table-cell>
          <table:table-cell table:style-name="Table11.A2" office:value-type="string">
            <text:p text:style-name="P24">1</text:p>
            <text:p text:style-name="P24">2-DEV-<text:span text:style-name="T8">f</text:span>-BRANCH-feat3</text:p>
            <text:p text:style-name="P24">3-DEV-<text:span text:style-name="T8">g</text:span>-BRANCH-feat3</text:p>
            <text:p text:style-name="P24">4</text:p>
            <text:p text:style-name="P24">5</text:p>
            <text:p text:style-name="P29">6</text:p>
            <text:p text:style-name="P29">7</text:p>
            <text:p text:style-name="P29">8</text:p>
            <text:p text:style-name="P29">9<text:span text:style-name="T1">-DEV-c-BRANCH-feat3</text:span></text:p>
            <text:p text:style-name="P29">10<text:span text:style-name="T1">-DEV-d-BRANCH-feat3</text:span></text:p>
          </table:table-cell>
          <table:table-cell table:style-name="Table11.D2" office:value-type="string">
            <text:p text:style-name="P33">1</text:p>
            <text:p text:style-name="P33">&lt;&lt;&lt;&lt;&lt;&lt;&lt; HEAD</text:p>
            <text:p text:style-name="P33">2-DEV-e-BRANCH-master</text:p>
            <text:p text:style-name="P33">3-DEV-e-BRANCH-master</text:p>
            <text:p text:style-name="P33">=======</text:p>
            <text:p text:style-name="P33">2-DEV-f-BRANCH-feat3</text:p>
            <text:p text:style-name="P33">3-DEV-g-BRANCH-feat3</text:p>
            <text:p text:style-name="P33">&gt;&gt;&gt;&gt;&gt;&gt;&gt; cf3f8b7</text:p>
            <text:p text:style-name="P33">4</text:p>
            <text:p text:style-name="P33">5</text:p>
            <text:p text:style-name="P33">6</text:p>
            <text:p text:style-name="P33">7</text:p>
            <text:p text:style-name="P33">8</text:p>
            <text:p text:style-name="P33">&lt;&lt;&lt;&lt;&lt;&lt;&lt; HEAD</text:p>
            <text:p text:style-name="P33">9-DEV-a-BRANCH-master</text:p>
            <text:p text:style-name="P33">10DEV-b-BRANCH-master</text:p>
            <text:p text:style-name="P33"/>
            <text:p text:style-name="P33">=======</text:p>
            <text:p text:style-name="P33">9-DEV-c-BRANCH-feat3</text:p>
            <text:p text:style-name="P33">10-DEV-d-BRANCH-feat3</text:p>
            <text:p text:style-name="P33">&gt;&gt;&gt;&gt;&gt;&gt;&gt; cf3f8b7</text:p>
          </table:table-cell>
        </table:table-row>
      </table:table>
      <text:p text:style-name="P4"/>
      <text:p text:style-name="P14">Network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52">Contribute to the conflict </text:p>
          </table:table-cell>
          <table:table-cell table:style-name="Table12.A1" office:value-type="string">
            <text:p text:style-name="P52">Contribute to Chunk</text:p>
          </table:table-cell>
          <table:table-cell table:style-name="Table12.C1" office:value-type="string">
            <text:p text:style-name="P42">Generated <text:span text:style-name="T11">(by Cotonet)</text:span></text:p>
          </table:table-cell>
        </table:table-row>
        <table:table-row>
          <table:table-cell table:style-name="Table12.A2" office:value-type="string">
            <text:p text:style-name="P56">Chunk&lt;3-8&gt; (devE, devF); <text:span text:style-name="T9">(devE, devG)</text:span></text:p>
            <text:p text:style-name="P44"><text:span text:style-name="T14">Chunk &lt;15-21&gt;</text:span>(devA, devC); (devA, devD); (devB, devC); (devB, devD)</text:p>
          </table:table-cell>
          <table:table-cell table:style-name="Table12.A2" office:value-type="string">
            <text:p text:style-name="P56">Chunk&lt;3-8&gt; (devE, devF); <text:span text:style-name="T9">(devE, devG)</text:span>; (devF, devG)</text:p>
            <text:p text:style-name="P45"><text:span text:style-name="T14">Chunk &lt;15-21&gt;</text:span>(devA, devC); (devA, devD); (devB, devC); (devB, devD); (devA, devC); (devA, devD)</text:p>
          </table:table-cell>
          <table:table-cell table:style-name="Table12.C2" office:value-type="string">
            <text:p text:style-name="P56">Chunk&lt;3-8&gt; (devE, devF); <text:span text:style-name="T9">(devE, devG)</text:span></text:p>
            <text:p text:style-name="P49"><text:span text:style-name="T14">Chunk &lt;15-21&gt;</text:span>(devA, devC); (devA, devD); (devB, devC); (devB, devD)</text:p>
          </table:table-cell>
        </table:table-row>
      </table:table>
      <text:p text:style-name="P10"/>
      <text:p text:style-name="P14"><text:s text:c="2"/></text:p>
      <text:p text:style-name="P14"/>
      <text:p text:style-name="P14"/>
      <text:p text:style-name="P14"><text:soft-page-break/></text:p>
      <text:p text:style-name="P3">S<text:span text:style-name="T3">cenario </text:span><text:span text:style-name="T5">7</text:span></text:p>
      <text:p text:style-name="P1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38"><text:span text:style-name="T12">Base</text:span> file</text:p>
          </table:table-cell>
          <table:table-cell table:style-name="Table13.A1" office:value-type="string">
            <text:p text:style-name="P38">Branch Master</text:p>
          </table:table-cell>
          <table:table-cell table:style-name="Table13.A1" office:value-type="string">
            <text:p text:style-name="P38">Branch <text:span text:style-name="T15">featScenario7-A</text:span></text:p>
          </table:table-cell>
          <table:table-cell table:style-name="Table13.A1" office:value-type="string">
            <text:p text:style-name="P39">Branch <text:span text:style-name="T15">featScenario7-B</text:span></text:p>
          </table:table-cell>
          <table:table-cell table:style-name="Table13.A1" office:value-type="string">
            <text:p text:style-name="P39">Result conflicts </text:p>
            <text:p text:style-name="P57">Merge A-B</text:p>
          </table:table-cell>
          <table:table-cell table:style-name="Table13.F1" office:value-type="string">
            <text:p text:style-name="P39">Result conflicts </text:p>
            <text:p text:style-name="P57">Merge- master-A</text:p>
          </table:table-cell>
        </table:table-row>
        <table:table-row>
          <table:table-cell table:style-name="Table13.A2" office:value-type="string">
            <text:p text:style-name="P25">1</text:p>
            <text:p text:style-name="P25">2</text:p>
            <text:p text:style-name="P25">3</text:p>
            <text:p text:style-name="P25">4</text:p>
            <text:p text:style-name="P25">5</text:p>
            <text:p text:style-name="P30">6</text:p>
            <text:p text:style-name="P30">7</text:p>
            <text:p text:style-name="P30">8</text:p>
            <text:p text:style-name="P30">9</text:p>
            <text:p text:style-name="P30">10</text:p>
          </table:table-cell>
          <table:table-cell table:style-name="Table13.A2" office:value-type="string">
            <text:p text:style-name="P25">1</text:p>
            <text:p text:style-name="P26">2-DEV-<text:span text:style-name="T15">I</text:span>-master</text:p>
            <text:p text:style-name="P25">3</text:p>
            <text:p text:style-name="P25">4</text:p>
            <text:p text:style-name="P26">5-DEV-<text:span text:style-name="T15">J</text:span>-master</text:p>
            <text:p text:style-name="P30">6</text:p>
            <text:p text:style-name="P30">7</text:p>
            <text:p text:style-name="P31">8-<text:span text:style-name="T1">DEV-K-master</text:span></text:p>
            <text:p text:style-name="P30">9</text:p>
            <text:p text:style-name="P30">10</text:p>
          </table:table-cell>
          <table:table-cell table:style-name="Table13.A2" office:value-type="string">
            <text:p text:style-name="P25">1</text:p>
            <text:p text:style-name="P26">2-DEV-<text:span text:style-name="T15">E</text:span>-<text:span text:style-name="T15">7-A</text:span></text:p>
            <text:p text:style-name="P25">3</text:p>
            <text:p text:style-name="P25">4</text:p>
            <text:p text:style-name="P25">5</text:p>
            <text:p text:style-name="P30">6</text:p>
            <text:p text:style-name="P30">7</text:p>
            <text:p text:style-name="P31">8-<text:span text:style-name="T1">DEV-F-7-A</text:span></text:p>
            <text:p text:style-name="P30">9</text:p>
            <text:p text:style-name="P30">10</text:p>
          </table:table-cell>
          <table:table-cell table:style-name="Table13.A2" office:value-type="string">
            <text:p text:style-name="P26">1</text:p>
            <text:p text:style-name="P26">2-DEV-<text:span text:style-name="T15">G</text:span>-<text:span text:style-name="T15">7-A</text:span></text:p>
            <text:p text:style-name="P26">3</text:p>
            <text:p text:style-name="P26">4</text:p>
            <text:p text:style-name="P26">5</text:p>
            <text:p text:style-name="P31">6</text:p>
            <text:p text:style-name="P31">7</text:p>
            <text:p text:style-name="P31">8-<text:span text:style-name="T1">DEV-H-7-A</text:span></text:p>
            <text:p text:style-name="P31">9</text:p>
            <text:p text:style-name="P31">10</text:p>
          </table:table-cell>
          <table:table-cell table:style-name="Table13.A2" office:value-type="string">
            <text:p text:style-name="P26">1</text:p>
            <text:p text:style-name="P26">&lt;&lt;&lt;&lt;&lt;&lt;&lt; HEAD</text:p>
            <text:p text:style-name="P26">2-DevE-branch-featScenario7-A</text:p>
            <text:p text:style-name="P26">=======</text:p>
            <text:p text:style-name="P26">2-DevG-branch-featScenario7-B</text:p>
            <text:p text:style-name="P26">&gt;&gt;&gt;&gt;&gt;&gt;&gt; featScenario7-B</text:p>
            <text:p text:style-name="P26">3</text:p>
            <text:p text:style-name="P26">4</text:p>
            <text:p text:style-name="P26">5</text:p>
            <text:p text:style-name="P26">6</text:p>
            <text:p text:style-name="P26">7</text:p>
            <text:p text:style-name="P26">&lt;&lt;&lt;&lt;&lt;&lt;&lt; HEAD</text:p>
            <text:p text:style-name="P26">8-DevF-branch-FeatScenario7-A</text:p>
            <text:p text:style-name="P26">=======</text:p>
            <text:p text:style-name="P26">8-DevH-branch-featScenario7-B</text:p>
            <text:p text:style-name="P26">&gt;&gt;&gt;&gt;&gt;&gt;&gt; featScenario7-B</text:p>
            <text:p text:style-name="P26">9</text:p>
            <text:p text:style-name="P26">10</text:p>
          </table:table-cell>
          <table:table-cell table:style-name="Table13.F2" office:value-type="string">
            <text:p text:style-name="P36">1</text:p>
            <text:p text:style-name="P36">&lt;&lt;&lt;&lt;&lt;&lt;&lt; HEAD</text:p>
            <text:p text:style-name="P36">2-DevI-branch-master</text:p>
            <text:p text:style-name="P36">=======</text:p>
            <text:p text:style-name="P36">2-DevG-branch-featScenario7-B</text:p>
            <text:p text:style-name="P36">&gt;&gt;&gt;&gt;&gt;&gt;&gt; featScenario7-A</text:p>
            <text:p text:style-name="P36">3</text:p>
            <text:p text:style-name="P36">4</text:p>
            <text:p text:style-name="P36">5-DevJ-branch-master</text:p>
            <text:p text:style-name="P36">6</text:p>
            <text:p text:style-name="P36">7</text:p>
            <text:p text:style-name="P36">&lt;&lt;&lt;&lt;&lt;&lt;&lt; HEAD</text:p>
            <text:p text:style-name="P36">8-DevK-branch-master</text:p>
            <text:p text:style-name="P36">=======</text:p>
            <text:p text:style-name="P36">8-DevF-branch-FeatScenario7-A</text:p>
            <text:p text:style-name="P36">&gt;&gt;&gt;&gt;&gt;&gt;&gt; featScenario7-A</text:p>
            <text:p text:style-name="P36">9</text:p>
            <text:p text:style-name="P36">10</text:p>
          </table:table-cell>
        </table:table-row>
      </table:table>
      <text:p text:style-name="P5"/>
      <text:p text:style-name="P15">Network 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53">Contribute to the conflict </text:p>
          </table:table-cell>
          <table:table-cell table:style-name="Table14.A1" office:value-type="string">
            <text:p text:style-name="P53">Contribute to Chunk</text:p>
          </table:table-cell>
          <table:table-cell table:style-name="Table14.C1" office:value-type="string">
            <text:p text:style-name="P46">Generated <text:span text:style-name="T11">(by Cotonet)</text:span></text:p>
          </table:table-cell>
        </table:table-row>
        <table:table-row>
          <table:table-cell table:style-name="Table14.A2" office:value-type="string">
            <text:p text:style-name="P58">Net1: </text:p>
            <text:p text:style-name="P58"><text:span text:style-name="T14">Chunk&lt;3-</text:span>6<text:span text:style-name="T14">&gt; (devE, dev</text:span>G<text:span text:style-name="T14">); </text:span></text:p>
            <text:p text:style-name="P47"><text:span text:style-name="T14">Chunk &lt;13-16&gt; </text:span>(dev<text:span text:style-name="T16">F</text:span>, dev<text:span text:style-name="T16">H</text:span>); </text:p>
            <text:p text:style-name="P58">Net2: </text:p>
            <text:p text:style-name="P58"><text:span text:style-name="T14">Chunk&lt;3-</text:span>6<text:span text:style-name="T14">&gt; (dev</text:span>I<text:span text:style-name="T14">, dev</text:span>G<text:span text:style-name="T14">); </text:span></text:p>
            <text:p text:style-name="P47"><text:span text:style-name="T14">Chunk &lt;13-16&gt; </text:span>(dev<text:span text:style-name="T16">K</text:span>, dev<text:span text:style-name="T16">F</text:span>); </text:p>
          </table:table-cell>
          <table:table-cell table:style-name="Table14.A2" office:value-type="string">
            <text:p text:style-name="P58">Net1: </text:p>
            <text:p text:style-name="P58"><text:span text:style-name="T14">Chunk&lt;3-</text:span>6<text:span text:style-name="T14">&gt; (devE, dev</text:span>G<text:span text:style-name="T14">); </text:span></text:p>
            <text:p text:style-name="P47"><text:span text:style-name="T14">Chunk &lt;13-16&gt; </text:span>(dev<text:span text:style-name="T16">F</text:span>, dev<text:span text:style-name="T16">H</text:span>); </text:p>
            <text:p text:style-name="P58">Net2: </text:p>
            <text:p text:style-name="P58"><text:span text:style-name="T14">Chunk&lt;3-</text:span>6<text:span text:style-name="T14">&gt; (dev</text:span>I<text:span text:style-name="T14">, dev</text:span>G<text:span text:style-name="T14">); </text:span></text:p>
            <text:p text:style-name="P47"><text:span text:style-name="T14">Chunk &lt;13-16&gt; </text:span>(dev<text:span text:style-name="T16">K</text:span>, dev<text:span text:style-name="T16">F</text:span>); </text:p>
          </table:table-cell>
          <table:table-cell table:style-name="Table14.C2" office:value-type="string">
            <text:p text:style-name="P58">Net1: </text:p>
            <text:p text:style-name="P58"><text:span text:style-name="T14">Chunk&lt;3-</text:span>6<text:span text:style-name="T14">&gt; (devE, dev</text:span>G<text:span text:style-name="T14">); </text:span></text:p>
            <text:p text:style-name="P47"><text:span text:style-name="T14">Chunk &lt;13-16&gt; </text:span>(dev<text:span text:style-name="T16">F</text:span>, dev<text:span text:style-name="T16">H</text:span>); </text:p>
            <text:p text:style-name="P58">Net2: </text:p>
            <text:p text:style-name="P58"><text:span text:style-name="T14">Chunk&lt;3-</text:span>6<text:span text:style-name="T14">&gt; (dev</text:span>I<text:span text:style-name="T14">, dev</text:span>G<text:span text:style-name="T14">); </text:span></text:p>
            <text:p text:style-name="P47"><text:span text:style-name="T14">Chunk &lt;13-16&gt; </text:span>(dev<text:span text:style-name="T16">K</text:span>, dev<text:span text:style-name="T16">F</text:span>); </text:p>
          </table:table-cell>
        </table:table-row>
      </table:table>
      <text:p text:style-name="P11"/>
      <text:p text:style-name="P18">OBS: DevD created base file.</text:p>
      <text:p text:style-name="P8"/>
      <text:p text:style-name="P8">Scenario <text:span text:style-name="T17">8</text:span></text:p>
      <text:p text:style-name="P12"/>
      <table:table table:name="Table15" table:style-name="Table15">
        <table:table-column table:style-name="Table15.A"/>
        <table:table-column table:style-name="Table15.B" table:number-columns-repeated="3"/>
        <table:table-row>
          <table:table-cell table:style-name="Table15.A1" office:value-type="string">
            <text:p text:style-name="P40"><text:span text:style-name="T12">Base</text:span> file</text:p>
          </table:table-cell>
          <table:table-cell table:style-name="Table15.A1" office:value-type="string">
            <text:p text:style-name="P40">Branch Master</text:p>
          </table:table-cell>
          <table:table-cell table:style-name="Table15.A1" office:value-type="string">
            <text:p text:style-name="P40">Branch <text:span text:style-name="T17">S8</text:span></text:p>
          </table:table-cell>
          <table:table-cell table:style-name="Table15.D1" office:value-type="string">
            <text:p text:style-name="P40">Result conflicts</text:p>
          </table:table-cell>
        </table:table-row>
        <table:table-row>
          <table:table-cell table:style-name="Table15.A2" office:value-type="string">
            <text:p text:style-name="P27">1</text:p>
            <text:p text:style-name="P27">2</text:p>
            <text:p text:style-name="P27">3</text:p>
            <text:p text:style-name="P27">4</text:p>
            <text:p text:style-name="P27">5</text:p>
          </table:table-cell>
          <table:table-cell table:style-name="Table15.A2" office:value-type="string">
            <text:p text:style-name="P27">1</text:p>
            <text:p text:style-name="P27">2-<text:span text:style-name="T18">DEVS-Master</text:span></text:p>
            <text:p text:style-name="P27">3</text:p>
            <text:p text:style-name="P27">4</text:p>
            <text:p text:style-name="P27">5</text:p>
          </table:table-cell>
          <table:table-cell table:style-name="Table15.A2" office:value-type="string">
            <text:p text:style-name="P27">1</text:p>
            <text:p text:style-name="P27">2-<text:span text:style-name="T18">DEVT-Branch-S8</text:span></text:p>
            <text:p text:style-name="P27">3-<text:span text:style-name="T18">DEVT-Branch-S8</text:span></text:p>
            <text:p text:style-name="P27">4</text:p>
            <text:p text:style-name="P27">5</text:p>
          </table:table-cell>
          <table:table-cell table:style-name="Table15.D2" office:value-type="string">
            <text:p text:style-name="P34">1</text:p>
            <text:p text:style-name="P34">&lt;&lt;&lt;&lt;&lt;&lt;&lt; HEAD</text:p>
            <text:p text:style-name="P34">2-DEV<text:span text:style-name="T17">S</text:span>-<text:span text:style-name="T17">Master</text:span></text:p>
            <text:p text:style-name="P34">3</text:p>
            <text:p text:style-name="P34">=======</text:p>
            <text:p text:style-name="P34">2-DEV<text:span text:style-name="T17">T</text:span>-B<text:span text:style-name="T17">ranch</text:span>-<text:span text:style-name="T17">S8</text:span></text:p>
            <text:p text:style-name="P34"><text:span text:style-name="T17">3</text:span>-DEV<text:span text:style-name="T17">T</text:span>-B<text:span text:style-name="T17">ranch</text:span>-<text:span text:style-name="T17">S8</text:span></text:p>
            <text:p text:style-name="P34">&gt;&gt;&gt;&gt;&gt;&gt;&gt; <text:span text:style-name="T17">4bda668</text:span></text:p>
            <text:p text:style-name="P34">4</text:p>
            <text:p text:style-name="P34">5</text:p>
          </table:table-cell>
        </table:table-row>
      </table:table>
      <text:p text:style-name="P12"/>
      <text:p text:style-name="P16">Network <text:span text:style-name="T12">(Chunk 3-8)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54">Contribute to the conflict </text:p>
          </table:table-cell>
          <table:table-cell table:style-name="Table16.A1" office:value-type="string">
            <text:p text:style-name="P54">Contribute to Chunk</text:p>
          </table:table-cell>
          <table:table-cell table:style-name="Table16.C1" office:value-type="string">
            <text:p text:style-name="P48">Generated <text:span text:style-name="T11">(by Cotonet)</text:span></text:p>
          </table:table-cell>
        </table:table-row>
        <table:table-row>
          <table:table-cell table:style-name="Table16.A2" office:value-type="string">
            <text:p text:style-name="P48">(dev<text:span text:style-name="T17">T</text:span>, dev<text:span text:style-name="T17">S</text:span>)</text:p>
          </table:table-cell>
          <table:table-cell table:style-name="Table16.A2" office:value-type="string">
            <text:p text:style-name="P48">(dev<text:span text:style-name="T17">T</text:span>, dev<text:span text:style-name="T17">S</text:span>); <text:span text:style-name="T20">(devT, devR); (devS, devR);</text:span></text:p>
          </table:table-cell>
          <table:table-cell table:style-name="Table16.C2" office:value-type="string">
            <text:p text:style-name="P48">(dev<text:span text:style-name="T17">T</text:span>, dev<text:span text:style-name="T17">S</text:span>)</text:p>
          </table:table-cell>
        </table:table-row>
      </table:table>
      <text:p text:style-name="P12"/>
      <text:p text:style-name="P20">OBS: Dev<text:span text:style-name="T17">R</text:span> created the “<text:span text:style-name="T12">Base</text:span> file”</text:p>
      <text:p text:style-name="P20"/>
      <text:p text:style-name="P9"/>
      <text:p text:style-name="P9"/>
      <text:p text:style-name="P9"/>
      <text:p text:style-name="P9"/>
      <text:p text:style-name="P62"><text:soft-page-break/>Scenario <text:span text:style-name="T22">9</text:span></text:p>
      <text:p text:style-name="P60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 table:number-columns-repeated="2"/>
        <table:table-column table:style-name="Table17.H"/>
        <table:table-column table:style-name="Table17.I"/>
        <table:table-row table:style-name="Table17.1">
          <table:table-cell table:style-name="Table17.A1" table:number-columns-spanned="4" office:value-type="string">
            <text:p text:style-name="P65"><text:span text:style-name="T12">Branch</text:span> <text:span text:style-name="T23">Master</text:span></text:p>
          </table:table-cell>
          <table:covered-table-cell/>
          <table:covered-table-cell/>
          <table:covered-table-cell/>
          <table:table-cell table:style-name="Table17.A1" table:number-columns-spanned="4" office:value-type="string">
            <text:p text:style-name="P66">Branch <text:span text:style-name="T24">SecondBranch</text:span></text:p>
          </table:table-cell>
          <table:covered-table-cell/>
          <table:covered-table-cell/>
          <table:covered-table-cell/>
          <table:table-cell table:style-name="Table17.I1" table:number-rows-spanned="2" office:value-type="string">
            <text:p text:style-name="P65">Result conflicts</text:p>
          </table:table-cell>
        </table:table-row>
        <table:table-row>
          <table:table-cell table:style-name="Table17.A2" office:value-type="string">
            <text:p text:style-name="P70">DevA</text:p>
          </table:table-cell>
          <table:table-cell table:style-name="Table17.A2" office:value-type="string">
            <text:p text:style-name="P70">DevB</text:p>
          </table:table-cell>
          <table:table-cell table:style-name="Table17.A2" office:value-type="string">
            <text:p text:style-name="P70">DevC</text:p>
          </table:table-cell>
          <table:table-cell table:style-name="Table17.A2" office:value-type="string">
            <text:p text:style-name="P70">DevD</text:p>
          </table:table-cell>
          <table:table-cell table:style-name="Table17.A2" office:value-type="string">
            <text:p text:style-name="P71">DevE</text:p>
          </table:table-cell>
          <table:table-cell table:style-name="Table17.A2" office:value-type="string">
            <text:p text:style-name="P71">DevF</text:p>
          </table:table-cell>
          <table:table-cell table:style-name="Table17.A2" office:value-type="string">
            <text:p text:style-name="P72">DevG</text:p>
          </table:table-cell>
          <table:table-cell table:style-name="Table17.A2" office:value-type="string">
            <text:p text:style-name="P72">DevH</text:p>
          </table:table-cell>
          <table:covered-table-cell/>
        </table:table-row>
        <table:table-row>
          <table:table-cell table:style-name="Table17.A2" office:value-type="string">
            <text:p text:style-name="P74"/>
          </table:table-cell>
          <table:table-cell table:style-name="Table17.A2" office:value-type="string">
            <text:p text:style-name="P70">1</text:p>
            <text:p text:style-name="P70">2-DevB</text:p>
            <text:p text:style-name="P70">3-DevB</text:p>
            <text:p text:style-name="P70">4</text:p>
            <text:p text:style-name="P70">5</text:p>
          </table:table-cell>
          <table:table-cell table:style-name="Table17.A2" office:value-type="string">
            <text:p text:style-name="P70">1</text:p>
            <text:p text:style-name="P70">2-DevC-master</text:p>
            <text:p text:style-name="P70">3-<text:span text:style-name="T24">D</text:span>evC-master</text:p>
            <text:p text:style-name="P70">4</text:p>
            <text:p text:style-name="P70">5</text:p>
          </table:table-cell>
          <table:table-cell table:style-name="Table17.A2" office:value-type="string">
            <text:p text:style-name="P70">1</text:p>
            <text:p text:style-name="P70">2-DevD-master</text:p>
            <text:p text:style-name="P70">3-DevD-master</text:p>
            <text:p text:style-name="P70">4</text:p>
            <text:p text:style-name="P70">5</text:p>
          </table:table-cell>
          <table:table-cell table:style-name="Table17.A2" office:value-type="string">
            <text:p text:style-name="P71">1</text:p>
            <text:p text:style-name="P71">2-DevE</text:p>
            <text:p text:style-name="P71">3-DevE</text:p>
            <text:p text:style-name="P71">4</text:p>
            <text:p text:style-name="P71">5</text:p>
          </table:table-cell>
          <table:table-cell table:style-name="Table17.A2" office:value-type="string">
            <text:p text:style-name="P71">1</text:p>
            <text:p text:style-name="P71">2-DevF</text:p>
            <text:p text:style-name="P71">3-DevF</text:p>
            <text:p text:style-name="P71">4</text:p>
            <text:p text:style-name="P71">5</text:p>
          </table:table-cell>
          <table:table-cell table:style-name="Table17.A2" office:value-type="string">
            <text:p text:style-name="P72">1</text:p>
            <text:p text:style-name="P72">2-DevG</text:p>
            <text:p text:style-name="P72">3-DevG</text:p>
            <text:p text:style-name="P72">4</text:p>
            <text:p text:style-name="P72">5</text:p>
          </table:table-cell>
          <table:table-cell table:style-name="Table17.A2" office:value-type="string">
            <text:p text:style-name="P72">1</text:p>
            <text:p text:style-name="P72">2-DevG</text:p>
            <text:p text:style-name="P72">3-DevH</text:p>
            <text:p text:style-name="P72">4</text:p>
            <text:p text:style-name="P72">5</text:p>
          </table:table-cell>
          <table:table-cell table:style-name="Table17.I3" office:value-type="string">
            <text:p text:style-name="P72">&lt;&lt;&lt;&lt;&lt;&lt;&lt; HEAD</text:p>
            <text:p text:style-name="P72">1</text:p>
            <text:p text:style-name="P72">2-DevD-master</text:p>
            <text:p text:style-name="P72">3-DevD-master</text:p>
            <text:p text:style-name="P72">4</text:p>
            <text:p text:style-name="P72">5</text:p>
            <text:p text:style-name="P72"/>
            <text:p text:style-name="P72">=======</text:p>
            <text:p text:style-name="P72">1</text:p>
            <text:p text:style-name="P72">2-DevG</text:p>
            <text:p text:style-name="P72">3-DevH</text:p>
            <text:p text:style-name="P72">4</text:p>
            <text:p text:style-name="P72">5</text:p>
            <text:p text:style-name="P72">&gt;&gt;&gt;&gt;&gt;&gt;&gt; SecondBranch</text:p>
          </table:table-cell>
        </table:table-row>
      </table:table>
      <text:p text:style-name="P60"/>
      <text:p text:style-name="P61">Network <text:span text:style-name="T12">(Chunk 3-8)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67">Contribute to the conflict </text:p>
          </table:table-cell>
          <table:table-cell table:style-name="Table18.A1" office:value-type="string">
            <text:p text:style-name="P67">Contribute to Chunk</text:p>
          </table:table-cell>
          <table:table-cell table:style-name="Table18.C1" office:value-type="string">
            <text:p text:style-name="P68">Generated <text:span text:style-name="T11">(by Cotonet)</text:span></text:p>
          </table:table-cell>
        </table:table-row>
        <table:table-row>
          <table:table-cell table:style-name="Table18.A2" office:value-type="string">
            <text:p text:style-name="P69">(DevB, DevE); (DevB, DevG); (DevB, DevH); (DevD, DevE); (DevD, DevG); (DevD, DevH)</text:p>
          </table:table-cell>
          <table:table-cell table:style-name="Table18.A2" office:value-type="string">
            <text:p text:style-name="P69">(DevB, DevE); (DevB, DevG); (DevB, DevH); (DevD, DevE); (DevD, DevG); (DevD, DevH)</text:p>
          </table:table-cell>
          <table:table-cell table:style-name="Table18.C2" office:value-type="string">
            <text:p text:style-name="P69">(DevB, DevE); (DevB, DevG); (DevB, DevH); (DevD, DevE); (DevD, DevG); (DevD, DevH)</text:p>
          </table:table-cell>
        </table:table-row>
      </table:table>
      <text:p text:style-name="P60"/>
      <text:p text:style-name="P63">OBS: Dev<text:span text:style-name="T27">A just</text:span> created the <text:span text:style-name="T27">file DevB and DevE add the lines because of that all lines are in conflict</text:span></text:p>
      <text:p text:style-name="P64"><text:s/></text:p>
      <text:p text:style-name="P62">Scenario <text:span text:style-name="T25">10</text:span></text:p>
      <text:p text:style-name="P60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 table:style-name="Table19.1">
          <table:table-cell table:style-name="Table19.A1" table:number-columns-spanned="3" office:value-type="string">
            <text:p text:style-name="P65"><text:span text:style-name="T12">Branch</text:span> <text:span text:style-name="T23">Master</text:span></text:p>
          </table:table-cell>
          <table:covered-table-cell/>
          <table:covered-table-cell/>
          <table:table-cell table:style-name="Table19.A1" table:number-columns-spanned="2" office:value-type="string">
            <text:p text:style-name="P65">Branch <text:span text:style-name="T24">SecondBranch</text:span></text:p>
          </table:table-cell>
          <table:covered-table-cell/>
          <table:table-cell table:style-name="Table19.F1" table:number-rows-spanned="2" office:value-type="string">
            <text:p text:style-name="P65">Result conflicts</text:p>
          </table:table-cell>
        </table:table-row>
        <table:table-row>
          <table:table-cell table:style-name="Table19.A2" office:value-type="string">
            <text:p text:style-name="P70">DevA</text:p>
          </table:table-cell>
          <table:table-cell table:style-name="Table19.A2" office:value-type="string">
            <text:p text:style-name="P70">DevB</text:p>
          </table:table-cell>
          <table:table-cell table:style-name="Table19.A2" office:value-type="string">
            <text:p text:style-name="P70">DevC</text:p>
          </table:table-cell>
          <table:table-cell table:style-name="Table19.A2" office:value-type="string">
            <text:p text:style-name="P71">DevD</text:p>
          </table:table-cell>
          <table:table-cell table:style-name="Table19.A2" office:value-type="string">
            <text:p text:style-name="P71">DevE</text:p>
          </table:table-cell>
          <table:covered-table-cell/>
        </table:table-row>
        <table:table-row>
          <table:table-cell table:style-name="Table19.A2" office:value-type="string">
            <text:p text:style-name="P74">1</text:p>
            <text:p text:style-name="P74">2</text:p>
            <text:p text:style-name="P74">3</text:p>
            <text:p text:style-name="P74">4</text:p>
            <text:p text:style-name="P74">5</text:p>
          </table:table-cell>
          <table:table-cell table:style-name="Table19.A2" office:value-type="string">
            <text:p text:style-name="P70">1</text:p>
            <text:p text:style-name="P70">2-DevB</text:p>
            <text:p text:style-name="P70">3-DevB</text:p>
            <text:p text:style-name="P70">4</text:p>
            <text:p text:style-name="P70">5</text:p>
          </table:table-cell>
          <table:table-cell table:style-name="Table19.A2" office:value-type="string">
            <text:p text:style-name="P70">1</text:p>
            <text:p text:style-name="P70">2-DevC</text:p>
            <text:p text:style-name="P70">3-<text:span text:style-name="T24">D</text:span>evC</text:p>
            <text:p text:style-name="P70">4</text:p>
            <text:p text:style-name="P70">5</text:p>
          </table:table-cell>
          <table:table-cell table:style-name="Table19.A2" office:value-type="string">
            <text:p text:style-name="P71">1</text:p>
            <text:p text:style-name="P71">2-DevD</text:p>
            <text:p text:style-name="P71">3-DevD</text:p>
            <text:p text:style-name="P71">4</text:p>
            <text:p text:style-name="P71">5</text:p>
          </table:table-cell>
          <table:table-cell table:style-name="Table19.A2" office:value-type="string">
            <text:p text:style-name="P71">1</text:p>
            <text:p text:style-name="P71">2-DevE</text:p>
            <text:p text:style-name="P71">3-DevE</text:p>
            <text:p text:style-name="P71">4</text:p>
            <text:p text:style-name="P71">5</text:p>
          </table:table-cell>
          <table:table-cell table:style-name="Table19.F3" office:value-type="string">
            <text:p text:style-name="P75">1</text:p>
            <text:p text:style-name="P75">2</text:p>
            <text:p text:style-name="P75">&lt;&lt;&lt;&lt;&lt;&lt;&lt; HEAD</text:p>
            <text:p text:style-name="P75">3-DevC</text:p>
            <text:p text:style-name="P75">4-DevC</text:p>
            <text:p text:style-name="P75">=======</text:p>
            <text:p text:style-name="P75">3-DevE</text:p>
            <text:p text:style-name="P75">4-DevE</text:p>
            <text:p text:style-name="P75">&gt;&gt;&gt;&gt;&gt;&gt;&gt; SecondBranch</text:p>
            <text:p text:style-name="P75">5</text:p>
          </table:table-cell>
        </table:table-row>
      </table:table>
      <text:p text:style-name="P60"/>
      <text:p text:style-name="P61">Network <text:span text:style-name="T12">(Chunk 3-8)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67">Contribute to the conflict </text:p>
          </table:table-cell>
          <table:table-cell table:style-name="Table20.A1" office:value-type="string">
            <text:p text:style-name="P67">Contribute to Chunk</text:p>
          </table:table-cell>
          <table:table-cell table:style-name="Table20.C1" office:value-type="string">
            <text:p text:style-name="P68">Generated <text:span text:style-name="T11">(by Cotonet)</text:span></text:p>
          </table:table-cell>
        </table:table-row>
        <table:table-row>
          <table:table-cell table:style-name="Table20.A2" office:value-type="string">
            <text:p text:style-name="P68">(<text:span text:style-name="T26">D</text:span>evC, DevE)</text:p>
          </table:table-cell>
          <table:table-cell table:style-name="Table20.A2" office:value-type="string">
            <text:p text:style-name="P68">(<text:span text:style-name="T26">D</text:span>evC, DevE)</text:p>
          </table:table-cell>
          <table:table-cell table:style-name="Table20.C2" office:value-type="string">
            <text:p text:style-name="P68">(<text:span text:style-name="T26">D</text:span>evC, DevE)</text:p>
          </table:table-cell>
        </table:table-row>
      </table:table>
      <text:p text:style-name="P60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7:53:56.609955654</meta:creation-date>
    <dc:date>2016-11-28T19:41:14.658920812</dc:date>
    <meta:editing-duration>PT7H45M48S</meta:editing-duration>
    <meta:editing-cycles>16</meta:editing-cycles>
    <meta:generator>LibreOffice/5.1.4.2$Linux_X86_64 LibreOffice_project/10m0$Build-2</meta:generator>
    <meta:document-statistic meta:table-count="20" meta:image-count="0" meta:object-count="0" meta:page-count="5" meta:paragraph-count="555" meta:word-count="940" meta:character-count="6068" meta:non-whitespace-character-count="5644"/>
  </office:meta>
</office:document-meta>
</file>